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914cm" style:rel-column-width="518*"/>
    </style:style>
    <style:style style:name="Table1.B" style:family="table-column">
      <style:table-column-properties style:column-width="4.916cm" style:rel-column-width="2787*"/>
    </style:style>
    <style:style style:name="Table1.C" style:family="table-column">
      <style:table-column-properties style:column-width="1.067cm" style:rel-column-width="605*"/>
    </style:style>
    <style:style style:name="Table1.D" style:family="table-column">
      <style:table-column-properties style:column-width="0.937cm" style:rel-column-width="531*"/>
    </style:style>
    <style:style style:name="Table1.E" style:family="table-column">
      <style:table-column-properties style:column-width="1.635cm" style:rel-column-width="927*"/>
    </style:style>
    <style:style style:name="Table1.F" style:family="table-column">
      <style:table-column-properties style:column-width="1.224cm" style:rel-column-width="694*"/>
    </style:style>
    <style:style style:name="Table1.G" style:family="table-column">
      <style:table-column-properties style:column-width="6.897cm" style:rel-column-width="39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0.914cm" style:rel-column-width="518*"/>
    </style:style>
    <style:style style:name="Table4.B" style:family="table-column">
      <style:table-column-properties style:column-width="4.916cm" style:rel-column-width="2787*"/>
    </style:style>
    <style:style style:name="Table4.C" style:family="table-column">
      <style:table-column-properties style:column-width="1.067cm" style:rel-column-width="605*"/>
    </style:style>
    <style:style style:name="Table4.D" style:family="table-column">
      <style:table-column-properties style:column-width="0.937cm" style:rel-column-width="531*"/>
    </style:style>
    <style:style style:name="Table4.E" style:family="table-column">
      <style:table-column-properties style:column-width="1.635cm" style:rel-column-width="927*"/>
    </style:style>
    <style:style style:name="Table4.F" style:family="table-column">
      <style:table-column-properties style:column-width="1.224cm" style:rel-column-width="694*"/>
    </style:style>
    <style:style style:name="Table4.G" style:family="table-column">
      <style:table-column-properties style:column-width="6.897cm" style:rel-column-width="391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914cm" style:rel-column-width="518*"/>
    </style:style>
    <style:style style:name="Table3.B" style:family="table-column">
      <style:table-column-properties style:column-width="4.916cm" style:rel-column-width="2787*"/>
    </style:style>
    <style:style style:name="Table3.C" style:family="table-column">
      <style:table-column-properties style:column-width="1.067cm" style:rel-column-width="605*"/>
    </style:style>
    <style:style style:name="Table3.D" style:family="table-column">
      <style:table-column-properties style:column-width="0.937cm" style:rel-column-width="531*"/>
    </style:style>
    <style:style style:name="Table3.E" style:family="table-column">
      <style:table-column-properties style:column-width="1.635cm" style:rel-column-width="927*"/>
    </style:style>
    <style:style style:name="Table3.F" style:family="table-column">
      <style:table-column-properties style:column-width="1.224cm" style:rel-column-width="694*"/>
    </style:style>
    <style:style style:name="Table3.G" style:family="table-column">
      <style:table-column-properties style:column-width="6.897cm" style:rel-column-width="391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pb_timer_ss</text:span><text:span text:style-name="T1"> Registers &amp; Memories</text:span></text:p>
      <text:p text:style-name="P2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2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3" text:outline-level="1">Parameters</text:h>
      <text:p text:style-name="Text_20_body"><text:span text:style-name="T2">Word size</text:span>: 32</text:p>
      <text:p text:style-name="Text_20_body"><text:span text:style-name="T2">Endianness</text:span>: little</text:p>
      <text:h text:style-name="Heading_20_1" text:outline-level="1">Registers</text:h>
      <text:h text:style-name="Heading_20_2" text:outline-level="2">cfg_reg_low - 0x0</text:h>
      <text:p text:style-name="Text_20_body">1 = 64-bit mode, 0=32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31</text:p>
          </table:table-cell>
          <table:table-cell table:style-name="Table1.A3" office:value-type="string">
            <text:p text:style-name="Text_20_body">mode_64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64-bit mode, 0=32-bit mode</text:p>
          </table:table-cell>
        </table:table-row>
        <table:table-row>
          <table:table-cell table:style-name="Table1.A3" office:value-type="string">
            <text:p text:style-name="Text_20_body">30:30</text:p>
          </table:table-cell>
          <table:table-cell table:style-name="Table1.A3" office:value-type="string">
            <text:p text:style-name="Text_20_body">mode_mtime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MTIME mode Changes interrupt to be &gt;= CMP value</text:p>
          </table:table-cell>
        </table:table-row>
        <table:table-row>
          <table:table-cell table:style-name="Table1.A3" office:value-type="string">
            <text:p text:style-name="Text_20_body">14:8</text:p>
          </table:table-cell>
          <table:table-cell table:style-name="Table1.A3" office:value-type="string">
            <text:p text:style-name="Text_20_body">prescaler_coun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7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Prescaler divisor</text:p>
          </table:table-cell>
        </table:table-row>
        <table:table-row>
          <table:table-cell table:style-name="Table1.A3" office:value-type="string">
            <text:p text:style-name="Text_20_body">7:7</text:p>
          </table:table-cell>
          <table:table-cell table:style-name="Table1.A3" office:value-type="string">
            <text:p text:style-name="Text_20_body">ref_clk_en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use Refclk for counter, 0 = use APB bus clk for counter</text:p>
          </table:table-cell>
        </table:table-row>
        <table:table-row>
          <table:table-cell table:style-name="Table1.A3" office:value-type="string">
            <text:p text:style-name="Text_20_body">6:6</text:p>
          </table:table-cell>
          <table:table-cell table:style-name="Table1.A3" office:value-type="string">
            <text:p text:style-name="Text_20_body">prescaler_en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Use prescaler 0= no prescaler</text:p>
          </table:table-cell>
        </table:table-row>
        <table:table-row>
          <table:table-cell table:style-name="Table1.A3" office:value-type="string">
            <text:p text:style-name="Text_20_body">5:5</text:p>
          </table:table-cell>
          <table:table-cell table:style-name="Table1.A3" office:value-type="string">
            <text:p text:style-name="Text_20_body">one_shot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disable timer when counter == cmp value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cmp_clr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counter is reset once counter == cmp, 0=counter is not reset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iem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event input is enabled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irq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IRQ is enabled when counter ==cmp value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reset_bit </text:p>
          </table:table-cell>
          <table:table-cell table:style-name="Table1.A3" office:value-type="string">
            <text:p text:style-name="Text_20_body">W1C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reset the counter</text:p>
          </table:table-cell>
        </table:table-row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enable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enable the counter to count</text:p>
          </table:table-cell>
        </table:table-row>
      </table:table>
      <text:h text:style-name="Heading_20_2" text:outline-level="2">cfg_reg_hi - 0x4</text:h>
      <text:p text:style-name="Text_20_body">1 = 64-bit mode, 0=32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31</text:p>
          </table:table-cell>
          <table:table-cell table:style-name="Table1.A3" office:value-type="string">
            <text:p text:style-name="Text_20_body">mode_64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64-bit mode, 0=32-bit mode</text:p>
          </table:table-cell>
        </table:table-row>
        <table:table-row>
          <table:table-cell table:style-name="Table1.A3" office:value-type="string">
            <text:p text:style-name="Text_20_body">30:30</text:p>
          </table:table-cell>
          <table:table-cell table:style-name="Table1.A3" office:value-type="string">
            <text:p text:style-name="Text_20_body">mode_mtime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MTIME mode Changes interrupt to be &gt;= CMP value</text:p>
          </table:table-cell>
        </table:table-row>
        <table:table-row>
          <table:table-cell table:style-name="Table1.A3" office:value-type="string">
            <text:p text:style-name="Text_20_body">14:8</text:p>
          </table:table-cell>
          <table:table-cell table:style-name="Table1.A3" office:value-type="string">
            <text:p text:style-name="Text_20_body">prescaler_coun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7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Prescaler divisor</text:p>
          </table:table-cell>
        </table:table-row>
        <table:table-row>
          <table:table-cell table:style-name="Table1.A3" office:value-type="string">
            <text:p text:style-name="Text_20_body">7:7</text:p>
          </table:table-cell>
          <table:table-cell table:style-name="Table1.A3" office:value-type="string">
            <text:p text:style-name="Text_20_body">ref_clk_en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use Refclk for counter, 0 = use APB bus clk for counter</text:p>
          </table:table-cell>
        </table:table-row>
        <table:table-row>
          <table:table-cell table:style-name="Table1.A3" office:value-type="string">
            <text:p text:style-name="Text_20_body">6:6</text:p>
          </table:table-cell>
          <table:table-cell table:style-name="Table1.A3" office:value-type="string">
            <text:p text:style-name="Text_20_body">prescaler_en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Use prescaler 0= no prescaler</text:p>
          </table:table-cell>
        </table:table-row>
        <table:table-row>
          <table:table-cell table:style-name="Table1.A3" office:value-type="string">
            <text:p text:style-name="Text_20_body">5:5</text:p>
          </table:table-cell>
          <table:table-cell table:style-name="Table1.A3" office:value-type="string">
            <text:p text:style-name="Text_20_body">one_shot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disable timer when counter == cmp value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cmp_clr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counter is reset once counter == cmp, 0=counter is not reset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iem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event input is enabled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irq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IRQ is enabled when counter ==cmp value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reset_bit </text:p>
          </table:table-cell>
          <table:table-cell table:style-name="Table1.A3" office:value-type="string">
            <text:p text:style-name="Text_20_body">W1C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reset the counter</text:p>
          </table:table-cell>
        </table:table-row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enable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enable the counter to count</text:p>
          </table:table-cell>
        </table:table-row>
      </table:table>
      <text:h text:style-name="Heading_20_2" text:outline-level="2">timer_val_lo - 0x8</text:h>
      <text:p text:style-name="Text_20_body">32-bit counter value low 32-bits in 64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val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32-bit counter value low 32-bits in 64-bit mode</text:p>
          </table:table-cell>
        </table:table-row>
      </table:table>
      <text:h text:style-name="Heading_20_2" text:outline-level="2">timer_val_hi - 0xc</text:h>
      <text:p text:style-name="Text_20_body">32-bit counter value high 32-bits in 64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val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32-bit counter value high 32-bits in 64-bit mode</text:p>
          </table:table-cell>
        </table:table-row>
      </table:table>
      <text:h text:style-name="Heading_20_2" text:outline-level="2">timer_cmp_lo - 0x10</text:h>
      <text:p text:style-name="Text_20_body">compare value for low 32-bit count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cmp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compare value for low 32-bit counter</text:p>
          </table:table-cell>
        </table:table-row>
      </table:table>
      <text:h text:style-name="Heading_20_2" text:outline-level="2">timer_cmp_hi - 0x14</text:h>
      <text:p text:style-name="Text_20_body">compare value for high 32-bit count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cmp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compare value for high 32-bit counter</text:p>
          </table:table-cell>
        </table:table-row>
      </table:table>
      <text:h text:style-name="Heading_20_2" text:outline-level="2">timer_start_lo - 0x18</text:h>
      <text:p text:style-name="Text_20_body">Write strobe address for starting low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start_lo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Write strobe address for starting low counter</text:p>
          </table:table-cell>
        </table:table-row>
      </table:table>
      <text:h text:style-name="Heading_20_2" text:outline-level="2">timer_start_hi - 0x1c</text:h>
      <text:p text:style-name="Text_20_body">Write strobe address for starting high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start_hi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Write strobe address for starting high counter</text:p>
          </table:table-cell>
        </table:table-row>
      </table:table>
      <text:h text:style-name="Heading_20_2" text:outline-level="2">timer_reset_lo - 0x20</text:h>
      <text:p text:style-name="Text_20_body">Write strobe address for resetting the low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reset_lo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Write strobe address for resetting the low counter</text:p>
          </table:table-cell>
        </table:table-row>
      </table:table>
      <text:h text:style-name="Heading_20_2" text:outline-level="2">timer_reset_hi - 0x24</text:h>
      <text:p text:style-name="Text_20_body">Write strobe address for resetting the high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reset_hi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Write strobe address for resetting the high counter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5T16:12:40</dc:date>
    <dc:creator>David Poulin</dc:creator>
    <meta:editing-duration>P7DT2H4M13S</meta:editing-duration>
    <meta:editing-cycles>242</meta:editing-cycles>
    <meta:generator>OpenOffice/4.1.14$Unix OpenOffice.org_project/4114m1$Build-9811</meta:generator>
    <meta:document-statistic meta:table-count="3" meta:image-count="0" meta:object-count="0" meta:page-count="5" meta:paragraph-count="147" meta:word-count="284" meta:character-count="2961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39.931628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39.931628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